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Standard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P3" style:family="paragraph" style:parent-style-name="Standard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4" style:family="paragraph" style:parent-style-name="Standard" style:list-style-name="L1"/>
    <style:style style:name="P5" style:family="paragraph" style:parent-style-name="Standard" style:list-style-name="L2"/>
    <style:style style:name="P6" style:family="paragraph" style:parent-style-name="Standard" style:list-style-name="L3"/>
    <style:style style:name="P7" style:family="paragraph" style:parent-style-name="Standard" style:list-style-name="L4"/>
    <style:style style:name="P8" style:family="paragraph" style:parent-style-name="Standard" style:list-style-name="L5"/>
    <style:style style:name="P9" style:family="paragraph" style:parent-style-name="Standard">
      <style:text-properties fo:font-weight="normal" style:font-weight-asian="normal" style:font-weight-complex="normal"/>
    </style:style>
    <style:style style:name="P10" style:family="paragraph" style:parent-style-name="Standard" style:list-style-name="L5">
      <style:text-properties fo:font-weight="normal" style:font-weight-asian="normal" style:font-weight-complex="normal"/>
    </style:style>
    <style:style style:name="P11" style:family="paragraph" style:parent-style-name="Standard" style:list-style-name="L4">
      <style:text-properties fo:font-weight="normal" style:font-weight-asian="normal" style:font-weight-complex="normal"/>
    </style:style>
    <style:style style:name="P12" style:family="paragraph" style:parent-style-name="Standard" style:list-style-name="L5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3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4" style:family="text">
      <style:text-properties fo:font-style="normal" style:text-underline-style="none" style:font-style-asian="normal" style:font-style-complex="normal"/>
    </style:style>
    <style:style style:name="T5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Vision:</text:p>
      <text:p text:style-name="Standard"/>
      <text:p text:style-name="Standard">Einfache individuelle Zusammenstellung von Aktienportfolios <text:s/>nach einfachen Kriterien die sich aus den Zeitreihen von Kurs und Dividende des letzten Jahres ergeben. Die Gewichtung der Aktien erfolgt so, dass sich ein minimales Risiko ergibt (Markowitz: Portfolio-Therorie) . </text:p>
      <text:p text:style-name="Standard"/>
      <text:p text:style-name="P1">User-Stories:</text:p>
      <text:p text:style-name="Standard">. </text:p>
      <text:list xml:id="list1265311578978946728" text:style-name="L1">
        <text:list-item>
          <text:p text:style-name="P4">Das System benötigt Aktien, deren Zeitreihe von Kursen und Dividenden des letzten Jahres</text:p>
          <text:p text:style-name="P4">um daraus Portfolios erstellen zu können (Dow + Dax) </text:p>
          <text:p text:style-name="P4">Akzeptanzkriterium: <text:s/>Aktien und Kurse sind in der Datenbankund können durch Batch-Jobs.</text:p>
          <text:p text:style-name="P4"><text:s/>importiert werden. Wert:hoch, Prio 0 (Voraaussetzung für alles andere) </text:p>
          <text:p text:style-name="P4"/>
        </text:list-item>
        <text:list-item>
          <text:p text:style-name="P4">Das System benötigt einen Login-Mechanismus (zumindest für den Web-Teil). Wert mittel, Prio 2</text:p>
          <text:p text:style-name="P4">Akzeptanzkriterium: <text:s/>Ich habe nur Zugang zum System über <text:s/>user passwort</text:p>
        </text:list-item>
      </text:list>
      <text:p text:style-name="Standard"/>
      <text:list xml:id="list36466105" text:continue-numbering="true" text:style-name="L1">
        <text:list-item>
          <text:p text:style-name="P4">Als Anleger möchte ich individuelle Aktien-Portfolios nach einfachen Auswahlkriterien basierend <text:s/>auf den historischen Daten der Zeitreihen für Kurs und Dividende(n) erstellen. Die Standardabweichung der Kurse ist Indikator für das Risiko. Dividenden und Kursanstieg sind Indikatoren für den Gewinn. <text:s/>Wert: Hoch , Prio 1</text:p>
        </text:list-item>
      </text:list>
      <text:p text:style-name="Standard"><text:tab/>Akzeptanzkriterium: <text:s/>Portfolio erstellen und Aktien hinzufügen. </text:p>
      <text:p text:style-name="Standard"/>
      <text:list xml:id="list36455370" text:continue-numbering="true" text:style-name="L1">
        <text:list-item>
          <text:p text:style-name="P4">Als Anleger möchte ich die Gewichte eines Aktienportfolios ermitteln, das sich ein minimales Risiko ergibt. (Leerverkäufe sind generell <text:s/>möglich und sind <text:s/>ggf. <text:s/>manuell durch Entfernen aus dem Portfolio zu unterbinden, zu kleine Gewichte können ebenfalls manuell entfernt werden). Wert Hoch, Prio 1</text:p>
        </text:list-item>
      </text:list>
      <text:p text:style-name="Standard"><text:tab/> Akzeptanzkriterium: Für unterschiedliche Portfolios werden Aktien hinzugefügt und <text:tab/>entfernt. Der Gewichtsvektor muß sich sinnvoll verändern.</text:p>
      <text:p text:style-name="Standard"/>
      <text:list xml:id="list267997289235772034" text:style-name="L2">
        <text:list-item>
          <text:p text:style-name="P5">Als Anleger will ich aktualisierte Zeitreihen bei Bedarf für ein bestehendes bereits <text:s/>risiko- optimiertes Portfolio übernehmen. Wert mittel, Prio 2</text:p>
          <text:p text:style-name="P5"><text:s/>Akzeptanzkriterium: <text:s/>Die Werte für Gewicht, Gesamtrisiko des Portfolios und Renditen müssen sich anpassen.</text:p>
          <text:p text:style-name="P5"/>
        </text:list-item>
        <text:list-item>
          <text:p text:style-name="P5">Als Anleger möchte ich die Kennzahlen des Portfolios als pdf-Dokumnet herunterladen</text:p>
          <text:p text:style-name="P5">Akzeptanzkriterium: PDF-Dokument konnte heruntergeladen werden und beinhaltet die Kennzahlen des Portfolios. Wert: Mittel, Prio 2</text:p>
          <text:p text:style-name="P5"/>
        </text:list-item>
        <text:list-item>
          <text:p text:style-name="P5">Als Anleger möchte ich ein Portfolio, das realisiert ist vor Änderungen schützen.</text:p>
          <text:p text:style-name="P5">Akzeptanzkriterium: <text:s/>Portfolio und seine Positionen kann nicht mehr geändert werden (auch die Zeitreihen können nicht mehr aktualisiert werden). </text:p>
          <text:p text:style-name="P5"/>
        </text:list-item>
        <text:list-item>
          <text:p text:style-name="P5">Als Anleger will ich Aktien direkt aus der Portfolio-Übersicht entfernen können (um z.B. schnell die Leerverkäufe und zu kleinen Gewichte entfernen zu können.) Wert mittel, Prio 3</text:p>
          <text:p text:style-name="P5">Akzeptanzkriterium: <text:s/>Aktie entfernen -&gt; Aktie verschwindet in Übersicht Kennzahlen passen sich an.</text:p>
          <text:p text:style-name="P5"/>
        </text:list-item>
        <text:list-item>
          <text:p text:style-name="P5">Als Händler benötige ich die WKN und oder die Yahoo-Kürzel vom Anleger <text:s/>um Aktien für ihn kaufen zu können </text:p>
          <text:p text:style-name="P5">Akzeptanzkriterium: Die WKN steht in der Übersicht und im PDF <text:s/>hinter der Aktie. Wert: Mittel, Prio Mittel.</text:p>
        </text:list-item>
        <text:list-item>
          <text:p text:style-name="P5"><text:soft-page-break/>Als Anleger möchte ich Portfolios, die ich nicht realisiere wieder löschen können.</text:p>
        </text:list-item>
      </text:list>
      <text:list xml:id="list5754753266713159861" text:style-name="L3">
        <text:list-header>
          <text:p text:style-name="P6">Akzeptanzkriterium: Ein Portfolio im Staus nicht commited kann gelöscht werden, eines im Status commited nicht. <text:s/>Wert hoch Prio Hoch</text:p>
        </text:list-header>
      </text:list>
      <text:p text:style-name="Standard"/>
      <text:list xml:id="list7093005354777762493" text:style-name="L4">
        <text:list-header>
          <text:p text:style-name="P7">Version 2:</text:p>
        </text:list-header>
      </text:list>
      <text:p text:style-name="P1">Vision: </text:p>
      <text:p text:style-name="Standard"/>
      <text:p text:style-name="Standard">Einfache und schnelle Übersicht über Wert- und Risikoentwicklung eines realisierten Depots.</text:p>
      <text:list xml:id="list36460353" text:continue-numbering="true" text:style-name="L4">
        <text:list-header>
          <text:p text:style-name="P7"/>
        </text:list-header>
        <text:list-item>
          <text:p text:style-name="P7">Als Betreiber der Software benötige ich Informationen zu jeder Aktie, in welcher Währung ihre Kurse und Dividenden angegeben sind, damit ich z.B. den Gesamtwert eines Portfolios = f(t) ermitteln kann. Die Währung soll in der Übersicht angezeigt werden.</text:p>
          <text:p text:style-name="P7">Akzeptanzkriterium: Währung wird angezeigt. <text:span text:style-name="T1">(2)</text:span></text:p>
          <text:p text:style-name="P7"/>
        </text:list-item>
        <text:list-item>
          <text:p text:style-name="P7">Als Betreiber der Software benötige ich (tägliche) Währungskurse EURO → USD in der Mongo-DB.</text:p>
          <text:p text:style-name="P7"><text:a xlink:type="simple" xlink:href="http://www.bundesbank.de/cae/servlet/StatisticDownload?tsId=BBEX3.D.USD.EUR.BB.AC.000&amp;its_csvFormat=de&amp;its_fileFormat=csv&amp;mode=its" text:style-name="Internet_20_link" text:visited-style-name="Visited_20_Internet_20_Link">http://www.bundesbank.de/cae/servlet/StatisticDownload?tsId=BBEX3.D.USD.EUR.BB.AC.000&amp;its_csvFormat=de&amp;its_fileFormat=csv&amp;mode=its</text:a></text:p>
          <text:p text:style-name="P7">Akzeptanzkriterium: Batch-Job wird gestartet, danach sind Kurse in der Datenbank für jeden Tag. <text:span text:style-name="T1">(5)</text:span></text:p>
          <text:p text:style-name="P7"/>
        </text:list-item>
        <text:list-item>
          <text:p text:style-name="P7">Als Anleger möchte ich den Wert des Portfolios und der einzelnen Aktien = f(t) angezeigt bekommen, um die Wertentwicklung beurteilen zu können damit ich <text:s/>ggf. Änderungen an der Zusammenstellung vornehmen zu kann. </text:p>
          <text:p text:style-name="P7">Akzeptanzkriterium: <text:s/>Gesamtwert <text:s/>und Werte der einzelnen Aktien werden angezeigt.</text:p>
          <text:p text:style-name="P7">Wert hoch Prio Hoch <text:span text:style-name="T1">(8)</text:span></text:p>
          <text:p text:style-name="P7"/>
        </text:list-item>
        <text:list-item>
          <text:p text:style-name="P7">Als Anleger möchte ich für ein bestehendes Portfolio mit aktuellen Zeitreihen Risiko und Gewichtsvektor berechnen und anzeigen lassen. </text:p>
          <text:p text:style-name="P7">Akzeptanzkriterium: Risiko und Gewichtsvektor werden angezeigt. Die Ergebnisse müssen mit einem neu angelegten identischen Portfolio übereinstimmen.</text:p>
          <text:p text:style-name="P7">Wert hoch Prio Hoch <text:span text:style-name="T1">(5)</text:span></text:p>
          <text:p text:style-name="P7"/>
        </text:list-item>
        <text:list-item>
          <text:p text:style-name="P7">Als Anleger möchte ich ein bestehendes Portfolio kopieren, um es ändern zu können.</text:p>
          <text:p text:style-name="P7">Akzeptanzkriterium: Kopiertes Portfolio kann bearbeitet werden.</text:p>
          <text:p text:style-name="P7">Wert niedrig <text:s/>Prio <text:s/>niedrig <text:span text:style-name="T1">(3)</text:span></text:p>
          <text:p text:style-name="P7"/>
        </text:list-item>
        <text:list-item>
          <text:p text:style-name="P7">Als Betreiber der Software <text:s/>möchte ich I18N-Texte in Properties Dateien ablegen und Deutsch und Englisch als Sprachen unterstützen.</text:p>
          <text:p text:style-name="P7">Akzeptanzkriterium: <text:s/>sämtliche I18N-Labels <text:s/>ändern sich, wenn ich die Spacheinstellung ändere. </text:p>
          <text:p text:style-name="P7">Wert mittel <text:s/>Prio mittel <text:span text:style-name="T1">(8 weil arbeitsintensiv)</text:span></text:p>
          <text:p text:style-name="P7"><text:span text:style-name="T1"/></text:p>
        </text:list-item>
        <text:list-item>
          <text:p text:style-name="P11">Als Betreiber der Software möchte ich einen generischen CSV-Input-Service mit dem ich CSV-Dateien in der Batch- Verarbeitung <text:s/>einlesen kann, um individuelle Implementierungen z.B. für Exchange-Rates und Shares zu vermeiden (Wartbarkeit). Der Service wird durch Converter angepasst.</text:p>
        </text:list-item>
      </text:list>
      <text:p text:style-name="P9"><text:tab/>Wert mittel Prio hoch (wird für Exchange-Rates gebraucht). <text:span text:style-name="T1">(3)</text:span></text:p>
      <text:list xml:id="list36475792" text:continue-numbering="true" text:style-name="L4">
        <text:list-header>
          <text:p text:style-name="P7"/>
          <text:p text:style-name="P7">Version 3:</text:p>
        </text:list-header>
      </text:list>
      <text:p text:style-name="P1">Vision: <text:s/></text:p>
      <text:p text:style-name="P3">Zeitgemäße UI-Technologie, <text:s/>die auch Spaß macht damit zu entwickeln. </text:p>
      <text:p text:style-name="P2"><text:soft-page-break/></text:p>
      <text:list xml:id="list8131536384945051266" text:style-name="L5">
        <text:list-item>
          <text:p text:style-name="P8"><text:span text:style-name="T2">Es wird (zusätzlich) eine UI mit vaadin erstellt, um die Technologien vergleichen und gegenüberstellen zu können. </text:span><text:span text:style-name="T5"><text:s/></text:span><text:span text:style-name="T3">(13)</text:span></text:p>
          <text:p text:style-name="P12">Akzeptanzkriterium: <text:s/>Alle features müssen weiterhin funktionieren.</text:p>
        </text:list-item>
        <text:list-item>
          <text:p text:style-name="P10"><text:span text:style-name="T4">Ggf. zusätzlich Rest-Layer (vielleicht, wenn wirklich sinnvoll?). (</text:span><text:span text:style-name="T3">13)</text:span></text:p>
          <text:p text:style-name="P12">Akzeptanzkriterium: <text:s/>Alle features müssen weiterhin funktionieren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3-30T21:15:52.08</meta:creation-date>
    <dc:date>2016-05-04T16:29:43.71</dc:date>
    <meta:editing-duration>PT1H56M6S</meta:editing-duration>
    <meta:editing-cycles>17</meta:editing-cycles>
    <meta:generator>OpenOffice/4.1.2$Win32 OpenOffice.org_project/412m3$Build-9782</meta:generator>
    <dc:creator>Manfred Quasten</dc:creator>
    <meta:document-statistic meta:table-count="0" meta:image-count="0" meta:object-count="0" meta:page-count="3" meta:paragraph-count="55" meta:word-count="749" meta:character-count="5577"/>
  </office:meta>
</office:document-meta>
</file>